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85mm"/>
    </style:style>
    <style:style style:name="co3" style:family="table-column">
      <style:table-column-properties fo:break-before="auto" style:column-width="19.74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5ca"/>
    </style:style>
    <style:style style:name="ce5" style:family="table-cell" style:parent-style-name="Default">
      <style:table-cell-properties fo:background-color="#adc5e7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200_30</text:p>
          </table:table-cell>
          <table:table-cell/>
          <table:table-cell table:style-name="Default" office:value-type="string" calcext:value-type="string">
            <text:p>Run1</text:p>
          </table:table-cell>
          <table:table-cell table:style-name="Default" office:value-type="string" calcext:value-type="string">
            <text:p>Run2</text:p>
          </table:table-cell>
          <table:table-cell table:style-name="Default" office:value-type="string" calcext:value-type="string">
            <text:p>Run3</text:p>
          </table:table-cell>
          <table:table-cell table:style-name="Default" office:value-type="string" calcext:value-type="string">
            <text:p>Run4</text:p>
          </table:table-cell>
          <table:table-cell table:style-name="Default" office:value-type="string" calcext:value-type="string">
            <text:p>Run5</text:p>
          </table:table-cell>
          <table:table-cell table:style-name="ce3" office:value-type="string" calcext:value-type="string">
            <text:p>Av</text:p>
          </table:table-cell>
          <table:table-cell table:style-name="ce3" office:value-type="string" calcext:value-type="string">
            <text:p>S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ed_av</text:p>
          </table:table-cell>
          <table:table-cell table:style-name="ce1" office:value-type="float" office:value="11.6418271861" calcext:value-type="float">
            <text:p>11.6418271861</text:p>
          </table:table-cell>
          <table:table-cell table:style-name="ce1" office:value-type="float" office:value="12.0767134337" calcext:value-type="float">
            <text:p>12.0767134337</text:p>
          </table:table-cell>
          <table:table-cell table:style-name="ce1" office:value-type="float" office:value="11.2148770935" calcext:value-type="float">
            <text:p>11.2148770935</text:p>
          </table:table-cell>
          <table:table-cell table:style-name="ce1" office:value-type="float" office:value="11.0369281315" calcext:value-type="float">
            <text:p>11.0369281315</text:p>
          </table:table-cell>
          <table:table-cell table:style-name="ce1" office:value-type="float" office:value="11.98434457345" calcext:value-type="float">
            <text:p>11.98434457345</text:p>
          </table:table-cell>
          <table:table-cell table:formula="of:=AVERAGE([.C2:.G2])" office:value-type="float" office:value="11.59093808365" calcext:value-type="float">
            <text:p>11.59093808365</text:p>
          </table:table-cell>
          <table:table-cell table:formula="of:=STDEV([.C2:.G2])" office:value-type="float" office:value="0.458716947876075" calcext:value-type="float">
            <text:p>0.458716947876075</text:p>
          </table:table-cell>
          <table:table-cell/>
          <table:table-cell table:style-name="ce3"/>
          <table:table-cell table:style-name="ce11" table:number-columns-repeated="3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table:style-name="ce1" office:value-type="float" office:value="7.10009965533181" calcext:value-type="float">
            <text:p>7.10009965533181</text:p>
          </table:table-cell>
          <table:table-cell table:style-name="ce1" office:value-type="float" office:value="6.59204463829131" calcext:value-type="float">
            <text:p>6.59204463829131</text:p>
          </table:table-cell>
          <table:table-cell table:style-name="ce1" office:value-type="float" office:value="6.79410972959584" calcext:value-type="float">
            <text:p>6.79410972959584</text:p>
          </table:table-cell>
          <table:table-cell table:style-name="ce1" office:value-type="float" office:value="7.02755452495414" calcext:value-type="float">
            <text:p>7.02755452495414</text:p>
          </table:table-cell>
          <table:table-cell table:style-name="ce1" office:value-type="float" office:value="6.74321709771503" calcext:value-type="float">
            <text:p>6.74321709771503</text:p>
          </table:table-cell>
          <table:table-cell table:formula="of:=AVERAGE([.C3:.G3])" office:value-type="float" office:value="6.85140512917763" calcext:value-type="float">
            <text:p>6.85140512917763</text:p>
          </table:table-cell>
          <table:table-cell table:formula="of:=STDEV([.C3:.G3])" office:value-type="float" office:value="0.209244387122608" calcext:value-type="float">
            <text:p>0.209244387122608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0.165" calcext:value-type="float">
            <text:p>0.165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8" calcext:value-type="float">
            <text:p>0.18</text:p>
          </table:table-cell>
          <table:table-cell table:formula="of:=AVERAGE([.C4:.G4])" office:value-type="float" office:value="0.206" calcext:value-type="float">
            <text:p>0.206</text:p>
          </table:table-cell>
          <table:table-cell table:formula="of:=STDEV([.C4:.G4])" office:value-type="float" office:value="0.0318982758154732" calcext:value-type="float">
            <text:p>0.031898275815473</text:p>
          </table:table-cell>
          <table:table-cell table:number-columns-repeated="2"/>
          <table:table-cell table:style-name="ce12"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00_60</text:p>
          </table:table-cell>
          <table:table-cell office:value-type="string" calcext:value-type="string">
            <text:p>Speed_av</text:p>
          </table:table-cell>
          <table:table-cell table:style-name="ce1" office:value-type="float" office:value="11.295518336" calcext:value-type="float">
            <text:p>11.295518336</text:p>
          </table:table-cell>
          <table:table-cell table:style-name="ce1" office:value-type="float" office:value="10.9399211422" calcext:value-type="float">
            <text:p>10.9399211422</text:p>
          </table:table-cell>
          <table:table-cell table:style-name="ce1" office:value-type="float" office:value="11.102956012" calcext:value-type="float">
            <text:p>11.102956012</text:p>
          </table:table-cell>
          <table:table-cell table:style-name="ce1" office:value-type="float" office:value="11.3087689697" calcext:value-type="float">
            <text:p>11.3087689697</text:p>
          </table:table-cell>
          <table:table-cell table:style-name="ce1" office:value-type="float" office:value="11.183972187" calcext:value-type="float">
            <text:p>11.183972187</text:p>
          </table:table-cell>
          <table:table-cell table:formula="of:=AVERAGE([.C6:.G6])" office:value-type="float" office:value="11.16622732938" calcext:value-type="float">
            <text:p>11.16622732938</text:p>
          </table:table-cell>
          <table:table-cell table:formula="of:=STDEV([.C6:.G6])" office:value-type="float" office:value="0.1521240559123" calcext:value-type="float">
            <text:p>0.1521240559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table:style-name="ce1" office:value-type="float" office:value="5.64491773048331" calcext:value-type="float">
            <text:p>5.64491773048331</text:p>
          </table:table-cell>
          <table:table-cell table:style-name="ce1" office:value-type="float" office:value="5.6841583459754" calcext:value-type="float">
            <text:p>5.6841583459754</text:p>
          </table:table-cell>
          <table:table-cell table:style-name="ce1" office:value-type="float" office:value="5.55418908237254" calcext:value-type="float">
            <text:p>5.55418908237254</text:p>
          </table:table-cell>
          <table:table-cell table:style-name="ce1" office:value-type="float" office:value="5.26695854352272" calcext:value-type="float">
            <text:p>5.26695854352272</text:p>
          </table:table-cell>
          <table:table-cell table:style-name="ce1" office:value-type="float" office:value="5.44809402823551" calcext:value-type="float">
            <text:p>5.44809402823551</text:p>
          </table:table-cell>
          <table:table-cell table:formula="of:=AVERAGE([.C7:.G7])" office:value-type="float" office:value="5.5196635461179" calcext:value-type="float">
            <text:p>5.5196635461179</text:p>
          </table:table-cell>
          <table:table-cell table:formula="of:=STDEV([.C7:.G7])" office:value-type="float" office:value="0.168018731665119" calcext:value-type="float">
            <text:p>0.1680187316651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15" calcext:value-type="float">
            <text:p>0.115</text:p>
          </table:table-cell>
          <table:table-cell table:formula="of:=AVERAGE([.C8:.G8])" office:value-type="float" office:value="0.127" calcext:value-type="float">
            <text:p>0.127</text:p>
          </table:table-cell>
          <table:table-cell table:formula="of:=STDEV([.C8:.G8])" office:value-type="float" office:value="0.0152479506819769" calcext:value-type="float">
            <text:p>0.01524795068197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00_100</text:p>
          </table:table-cell>
          <table:table-cell office:value-type="string" calcext:value-type="string">
            <text:p>Speed_av</text:p>
          </table:table-cell>
          <table:table-cell office:value-type="float" office:value="9.1614930405" calcext:value-type="float">
            <text:p>9.1614930405</text:p>
          </table:table-cell>
          <table:table-cell office:value-type="float" office:value="9.311209688" calcext:value-type="float">
            <text:p>9.311209688</text:p>
          </table:table-cell>
          <table:table-cell office:value-type="float" office:value="10.0594005715" calcext:value-type="float">
            <text:p>10.0594005715</text:p>
          </table:table-cell>
          <table:table-cell office:value-type="float" office:value="9.25352099855" calcext:value-type="float">
            <text:p>9.25352099855</text:p>
          </table:table-cell>
          <table:table-cell office:value-type="float" office:value="9.3210444095" calcext:value-type="float">
            <text:p>9.3210444095</text:p>
          </table:table-cell>
          <table:table-cell table:formula="of:=AVERAGE([.C10:.G10])" office:value-type="float" office:value="9.42133374161" calcext:value-type="float">
            <text:p>9.42133374161</text:p>
          </table:table-cell>
          <table:table-cell table:formula="of:=STDEV([.C10:.G10])" office:value-type="float" office:value="0.36228194938856" calcext:value-type="float">
            <text:p>0.362281949388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4.28424801124856" calcext:value-type="float">
            <text:p>4.28424801124856</text:p>
          </table:table-cell>
          <table:table-cell office:value-type="float" office:value="3.80452571634352" calcext:value-type="float">
            <text:p>3.80452571634352</text:p>
          </table:table-cell>
          <table:table-cell office:value-type="float" office:value="3.80112746960089" calcext:value-type="float">
            <text:p>3.80112746960089</text:p>
          </table:table-cell>
          <table:table-cell office:value-type="float" office:value="4.39841142969208" calcext:value-type="float">
            <text:p>4.39841142969208</text:p>
          </table:table-cell>
          <table:table-cell office:value-type="float" office:value="4.11252427273485" calcext:value-type="float">
            <text:p>4.11252427273485</text:p>
          </table:table-cell>
          <table:table-cell table:formula="of:=AVERAGE([.C11:.G11])" office:value-type="float" office:value="4.08016737992398" calcext:value-type="float">
            <text:p>4.08016737992398</text:p>
          </table:table-cell>
          <table:table-cell table:formula="of:=STDEV([.C11:.G11])" office:value-type="float" office:value="0.272862944562621" calcext:value-type="float">
            <text:p>0.2728629445626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table:formula="of:=AVERAGE([.C12:.G12])" office:value-type="float" office:value="0.111" calcext:value-type="float">
            <text:p>0.111</text:p>
          </table:table-cell>
          <table:table-cell table:formula="of:=STDEV([.C12:.G12])" office:value-type="float" office:value="0.0270185121722126" calcext:value-type="float">
            <text:p>0.02701851217221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0_30</text:p>
          </table:table-cell>
          <table:table-cell office:value-type="string" calcext:value-type="string">
            <text:p>Speed_av</text:p>
          </table:table-cell>
          <table:table-cell office:value-type="float" office:value="12.519254432" calcext:value-type="float">
            <text:p>12.519254432</text:p>
          </table:table-cell>
          <table:table-cell office:value-type="float" office:value="11.80440961" calcext:value-type="float">
            <text:p>11.80440961</text:p>
          </table:table-cell>
          <table:table-cell office:value-type="float" office:value="11.706877109" calcext:value-type="float">
            <text:p>11.706877109</text:p>
          </table:table-cell>
          <table:table-cell office:value-type="float" office:value="12.5588698398" calcext:value-type="float">
            <text:p>12.5588698398</text:p>
          </table:table-cell>
          <table:table-cell office:value-type="float" office:value="12.6001033746" calcext:value-type="float">
            <text:p>12.6001033746</text:p>
          </table:table-cell>
          <table:table-cell table:formula="of:=AVERAGE([.C14:.G14])" office:value-type="float" office:value="12.23790287308" calcext:value-type="float">
            <text:p>12.23790287308</text:p>
          </table:table-cell>
          <table:table-cell table:formula="of:=STDEV([.C14:.G14])" office:value-type="float" office:value="0.442513408832429" calcext:value-type="float">
            <text:p>0.4425134088324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7.10171598687733" calcext:value-type="float">
            <text:p>7.10171598687733</text:p>
          </table:table-cell>
          <table:table-cell office:value-type="float" office:value="7.25717281326691" calcext:value-type="float">
            <text:p>7.25717281326691</text:p>
          </table:table-cell>
          <table:table-cell office:value-type="float" office:value="6.74109610149003" calcext:value-type="float">
            <text:p>6.74109610149003</text:p>
          </table:table-cell>
          <table:table-cell office:value-type="float" office:value="6.47697599661137" calcext:value-type="float">
            <text:p>6.47697599661137</text:p>
          </table:table-cell>
          <table:table-cell office:value-type="float" office:value="7.08954627103696" calcext:value-type="float">
            <text:p>7.08954627103696</text:p>
          </table:table-cell>
          <table:table-cell table:formula="of:=AVERAGE([.C15:.G15])" office:value-type="float" office:value="6.93330143385652" calcext:value-type="float">
            <text:p>6.93330143385652</text:p>
          </table:table-cell>
          <table:table-cell table:formula="of:=STDEV([.C15:.G15])" office:value-type="float" office:value="0.317350112526772" calcext:value-type="float">
            <text:p>0.3173501125267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formula="of:=AVERAGE([.C16:.G16])" office:value-type="float" office:value="0.17" calcext:value-type="float">
            <text:p>0.17</text:p>
          </table:table-cell>
          <table:table-cell table:formula="of:=STDEV([.C16:.G16])" office:value-type="float" office:value="0.0254950975679639" calcext:value-type="float">
            <text:p>0.02549509756796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0_60</text:p>
          </table:table-cell>
          <table:table-cell office:value-type="string" calcext:value-type="string">
            <text:p>Speed_av</text:p>
          </table:table-cell>
          <table:table-cell office:value-type="float" office:value="11.224638023" calcext:value-type="float">
            <text:p>11.224638023</text:p>
          </table:table-cell>
          <table:table-cell office:value-type="float" office:value="11.1453975908" calcext:value-type="float">
            <text:p>11.1453975908</text:p>
          </table:table-cell>
          <table:table-cell office:value-type="float" office:value="10.264685171" calcext:value-type="float">
            <text:p>10.264685171</text:p>
          </table:table-cell>
          <table:table-cell office:value-type="float" office:value="10.584515389" calcext:value-type="float">
            <text:p>10.584515389</text:p>
          </table:table-cell>
          <table:table-cell office:value-type="float" office:value="12.851222005" calcext:value-type="float">
            <text:p>12.851222005</text:p>
          </table:table-cell>
          <table:table-cell table:formula="of:=AVERAGE([.C18:.G18])" office:value-type="float" office:value="11.21409163576" calcext:value-type="float">
            <text:p>11.21409163576</text:p>
          </table:table-cell>
          <table:table-cell table:formula="of:=STDEV([.C18:.G18])" office:value-type="float" office:value="0.997843277999753" calcext:value-type="float">
            <text:p>0.9978432779997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5.77951058542917" calcext:value-type="float">
            <text:p>5.77951058542917</text:p>
          </table:table-cell>
          <table:table-cell office:value-type="float" office:value="5.81948995737465" calcext:value-type="float">
            <text:p>5.81948995737465</text:p>
          </table:table-cell>
          <table:table-cell office:value-type="float" office:value="6.64001058127293" calcext:value-type="float">
            <text:p>6.64001058127293</text:p>
          </table:table-cell>
          <table:table-cell office:value-type="float" office:value="5.96537055033936" calcext:value-type="float">
            <text:p>5.96537055033936</text:p>
          </table:table-cell>
          <table:table-cell office:value-type="float" office:value="5.00821424990157" calcext:value-type="float">
            <text:p>5.00821424990157</text:p>
          </table:table-cell>
          <table:table-cell table:formula="of:=AVERAGE([.C19:.G19])" office:value-type="float" office:value="5.84251918486354" calcext:value-type="float">
            <text:p>5.84251918486354</text:p>
          </table:table-cell>
          <table:table-cell table:formula="of:=STDEV([.C19:.G19])" office:value-type="float" office:value="0.581302446831592" calcext:value-type="float">
            <text:p>0.5813024468315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formula="of:=AVERAGE([.C20:.G20])" office:value-type="float" office:value="0.134" calcext:value-type="float">
            <text:p>0.134</text:p>
          </table:table-cell>
          <table:table-cell table:formula="of:=STDEV([.C20:.G20])" office:value-type="float" office:value="0.0568330889535313" calcext:value-type="float">
            <text:p>0.05683308895353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0_100</text:p>
          </table:table-cell>
          <table:table-cell office:value-type="string" calcext:value-type="string">
            <text:p>Speed_av</text:p>
          </table:table-cell>
          <table:table-cell office:value-type="float" office:value="9.688060447" calcext:value-type="float">
            <text:p>9.688060447</text:p>
          </table:table-cell>
          <table:table-cell office:value-type="float" office:value="9.5750077357" calcext:value-type="float">
            <text:p>9.5750077357</text:p>
          </table:table-cell>
          <table:table-cell office:value-type="float" office:value="10.33247302" calcext:value-type="float">
            <text:p>10.33247302</text:p>
          </table:table-cell>
          <table:table-cell office:value-type="float" office:value="10.15867238" calcext:value-type="float">
            <text:p>10.15867238</text:p>
          </table:table-cell>
          <table:table-cell office:value-type="float" office:value="9.75208271" calcext:value-type="float">
            <text:p>9.75208271</text:p>
          </table:table-cell>
          <table:table-cell table:formula="of:=AVERAGE([.C22:.G22])" office:value-type="float" office:value="9.90125925854" calcext:value-type="float">
            <text:p>9.90125925854</text:p>
          </table:table-cell>
          <table:table-cell table:formula="of:=STDEV([.C22:.G22])" office:value-type="float" office:value="0.326479040370151" calcext:value-type="float">
            <text:p>0.3264790403701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3.17016189073594" calcext:value-type="float">
            <text:p>3.17016189073594</text:p>
          </table:table-cell>
          <table:table-cell office:value-type="float" office:value="3.5244214326834" calcext:value-type="float">
            <text:p>3.5244214326834</text:p>
          </table:table-cell>
          <table:table-cell office:value-type="float" office:value="3.1852393216108" calcext:value-type="float">
            <text:p>3.1852393216108</text:p>
          </table:table-cell>
          <table:table-cell office:value-type="float" office:value="3.64369376678105" calcext:value-type="float">
            <text:p>3.64369376678105</text:p>
          </table:table-cell>
          <table:table-cell office:value-type="float" office:value="4.25965726703093" calcext:value-type="float">
            <text:p>4.25965726703093</text:p>
          </table:table-cell>
          <table:table-cell table:formula="of:=AVERAGE([.C23:.G23])" office:value-type="float" office:value="3.55663473576842" calcext:value-type="float">
            <text:p>3.55663473576842</text:p>
          </table:table-cell>
          <table:table-cell table:formula="of:=STDEV([.C23:.G23])" office:value-type="float" office:value="0.444452884129483" calcext:value-type="float">
            <text:p>0.4444528841294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formula="of:=AVERAGE([.C24:.G24])" office:value-type="float" office:value="0.062" calcext:value-type="float">
            <text:p>0.062</text:p>
          </table:table-cell>
          <table:table-cell table:formula="of:=STDEV([.C24:.G24])" office:value-type="float" office:value="0.0238746727726266" calcext:value-type="float">
            <text:p>0.02387467277262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50_30</text:p>
          </table:table-cell>
          <table:table-cell office:value-type="string" calcext:value-type="string">
            <text:p>Speed_av</text:p>
          </table:table-cell>
          <table:table-cell office:value-type="float" office:value="14.66262838" calcext:value-type="float">
            <text:p>14.66262838</text:p>
          </table:table-cell>
          <table:table-cell office:value-type="float" office:value="12.4139595188" calcext:value-type="float">
            <text:p>12.4139595188</text:p>
          </table:table-cell>
          <table:table-cell office:value-type="float" office:value="12.899458192" calcext:value-type="float">
            <text:p>12.899458192</text:p>
          </table:table-cell>
          <table:table-cell office:value-type="float" office:value="13.554821722" calcext:value-type="float">
            <text:p>13.554821722</text:p>
          </table:table-cell>
          <table:table-cell office:value-type="float" office:value="13.89803342" calcext:value-type="float">
            <text:p>13.89803342</text:p>
          </table:table-cell>
          <table:table-cell table:formula="of:=AVERAGE([.C26:.G26])" office:value-type="float" office:value="13.48578024656" calcext:value-type="float">
            <text:p>13.48578024656</text:p>
          </table:table-cell>
          <table:table-cell table:formula="of:=STDEV([.C26:.G26])" office:value-type="float" office:value="0.873536512923605" calcext:value-type="float">
            <text:p>0.873536512923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4.67568560890704" calcext:value-type="float">
            <text:p>4.67568560890704</text:p>
          </table:table-cell>
          <table:table-cell office:value-type="float" office:value="6.70958573820419" calcext:value-type="float">
            <text:p>6.70958573820419</text:p>
          </table:table-cell>
          <table:table-cell office:value-type="float" office:value="5.88199422811614" calcext:value-type="float">
            <text:p>5.88199422811614</text:p>
          </table:table-cell>
          <table:table-cell office:value-type="float" office:value="5.38866020378111" calcext:value-type="float">
            <text:p>5.38866020378111</text:p>
          </table:table-cell>
          <table:table-cell office:value-type="float" office:value="5.79503865659391" calcext:value-type="float">
            <text:p>5.79503865659391</text:p>
          </table:table-cell>
          <table:table-cell table:formula="of:=AVERAGE([.C27:.G27])" office:value-type="float" office:value="5.69019288712048" calcext:value-type="float">
            <text:p>5.69019288712048</text:p>
          </table:table-cell>
          <table:table-cell table:formula="of:=STDEV([.C27:.G27])" office:value-type="float" office:value="0.742813763889487" calcext:value-type="float">
            <text:p>0.7428137638894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AVERAGE([.C28:.G28])" office:value-type="float" office:value="0.076" calcext:value-type="float">
            <text:p>0.076</text:p>
          </table:table-cell>
          <table:table-cell table:formula="of:=STDEV([.C28:.G28])" office:value-type="float" office:value="0.0456070170039655" calcext:value-type="float">
            <text:p>0.04560701700396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50_60</text:p>
          </table:table-cell>
          <table:table-cell office:value-type="string" calcext:value-type="string">
            <text:p>Speed_av</text:p>
          </table:table-cell>
          <table:table-cell office:value-type="float" office:value="10.833842578" calcext:value-type="float">
            <text:p>10.833842578</text:p>
          </table:table-cell>
          <table:table-cell office:value-type="float" office:value="11.88760038" calcext:value-type="float">
            <text:p>11.88760038</text:p>
          </table:table-cell>
          <table:table-cell office:value-type="float" office:value="11.869988714" calcext:value-type="float">
            <text:p>11.869988714</text:p>
          </table:table-cell>
          <table:table-cell office:value-type="float" office:value="11.86635138" calcext:value-type="float">
            <text:p>11.86635138</text:p>
          </table:table-cell>
          <table:table-cell office:value-type="float" office:value="12.26197155" calcext:value-type="float">
            <text:p>12.26197155</text:p>
          </table:table-cell>
          <table:table-cell table:formula="of:=AVERAGE([.C30:.G30])" office:value-type="float" office:value="11.7439509204" calcext:value-type="float">
            <text:p>11.7439509204</text:p>
          </table:table-cell>
          <table:table-cell table:formula="of:=STDEV([.C30:.G30])" office:value-type="float" office:value="0.535757672079102" calcext:value-type="float">
            <text:p>0.5357576720791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6.596122538264" calcext:value-type="float">
            <text:p>6.596122538264</text:p>
          </table:table-cell>
          <table:table-cell office:value-type="float" office:value="4.78685141746077" calcext:value-type="float">
            <text:p>4.78685141746077</text:p>
          </table:table-cell>
          <table:table-cell office:value-type="float" office:value="5.45346323671273" calcext:value-type="float">
            <text:p>5.45346323671273</text:p>
          </table:table-cell>
          <table:table-cell office:value-type="float" office:value="6.34381061424202" calcext:value-type="float">
            <text:p>6.34381061424202</text:p>
          </table:table-cell>
          <table:table-cell office:value-type="float" office:value="5.81036886661148" calcext:value-type="float">
            <text:p>5.81036886661148</text:p>
          </table:table-cell>
          <table:table-cell table:formula="of:=AVERAGE([.C31:.G31])" office:value-type="float" office:value="5.7981233346582" calcext:value-type="float">
            <text:p>5.7981233346582</text:p>
          </table:table-cell>
          <table:table-cell table:formula="of:=STDEV([.C31:.G31])" office:value-type="float" office:value="0.720449297788513" calcext:value-type="float">
            <text:p>0.7204492977885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formula="of:=AVERAGE([.C32:.G32])" office:value-type="float" office:value="0.12" calcext:value-type="float">
            <text:p>0.12</text:p>
          </table:table-cell>
          <table:table-cell table:formula="of:=STDEV([.C32:.G32])" office:value-type="float" office:value="0.0616441400296898" calcext:value-type="float">
            <text:p>0.0616441400296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50_100</text:p>
          </table:table-cell>
          <table:table-cell office:value-type="string" calcext:value-type="string">
            <text:p>Speed_av</text:p>
          </table:table-cell>
          <table:table-cell office:value-type="float" office:value="10.03590886" calcext:value-type="float">
            <text:p>10.03590886</text:p>
          </table:table-cell>
          <table:table-cell office:value-type="float" office:value="10.008233886" calcext:value-type="float">
            <text:p>10.008233886</text:p>
          </table:table-cell>
          <table:table-cell office:value-type="float" office:value="9.7395792104" calcext:value-type="float">
            <text:p>9.7395792104</text:p>
          </table:table-cell>
          <table:table-cell office:value-type="float" office:value="9.876062276" calcext:value-type="float">
            <text:p>9.876062276</text:p>
          </table:table-cell>
          <table:table-cell office:value-type="float" office:value="10.1329565" calcext:value-type="float">
            <text:p>10.1329565</text:p>
          </table:table-cell>
          <table:table-cell table:formula="of:=AVERAGE([.C34:.G34])" office:value-type="float" office:value="9.95854814648" calcext:value-type="float">
            <text:p>9.95854814648</text:p>
          </table:table-cell>
          <table:table-cell table:formula="of:=STDEV([.C34:.G34])" office:value-type="float" office:value="0.152989329924002" calcext:value-type="float">
            <text:p>0.1529893299240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3.54506280058224" calcext:value-type="float">
            <text:p>3.54506280058224</text:p>
          </table:table-cell>
          <table:table-cell office:value-type="float" office:value="4.11314074406236" calcext:value-type="float">
            <text:p>4.11314074406236</text:p>
          </table:table-cell>
          <table:table-cell office:value-type="float" office:value="3.70871118626972" calcext:value-type="float">
            <text:p>3.70871118626972</text:p>
          </table:table-cell>
          <table:table-cell office:value-type="float" office:value="3.10998470220724" calcext:value-type="float">
            <text:p>3.10998470220724</text:p>
          </table:table-cell>
          <table:table-cell office:value-type="float" office:value="2.2314436905818" calcext:value-type="float">
            <text:p>2.2314436905818</text:p>
          </table:table-cell>
          <table:table-cell table:formula="of:=AVERAGE([.C35:.G35])" office:value-type="float" office:value="3.34166862474067" calcext:value-type="float">
            <text:p>3.34166862474067</text:p>
          </table:table-cell>
          <table:table-cell table:formula="of:=STDEV([.C35:.G35])" office:value-type="float" office:value="0.717205603021079" calcext:value-type="float">
            <text:p>0.7172056030210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der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AVERAGE([.C36:.G36])" office:value-type="float" office:value="0.06" calcext:value-type="float">
            <text:p>0.06</text:p>
          </table:table-cell>
          <table:table-cell table:formula="of:=STDEV([.C36:.G36])" office:value-type="float" office:value="0.0469041575982343" calcext:value-type="float">
            <text:p>0.04690415759823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3:56:21.60697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4:16:50.644144348</meta:creation-date>
    <dc:date>2021-03-05T13:56:31.263350888</dc:date>
    <meta:editing-duration>PT2H56M32S</meta:editing-duration>
    <meta:editing-cycles>8</meta:editing-cycles>
    <meta:generator>LibreOffice/6.0.7.3$Linux_X86_64 LibreOffice_project/00m0$Build-3</meta:generator>
    <meta:document-statistic meta:table-count="1" meta:cell-count="232" meta:object-count="0"/>
  </office:meta>
</office:document-meta>
</file>